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6.858cm" fo:margin-right="0cm" fo:text-align="center" style:justify-single-word="false" fo:text-indent="1.884cm" style:auto-text-indent="false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indent="-0.318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margin-top="0.212cm" fo:margin-bottom="0cm" fo:text-indent="-0.319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.501cm" fo:margin-right="0cm" fo:margin-top="0.212cm" fo:margin-bottom="0cm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.501cm" fo:margin-right="0cm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top="0.212cm" fo:margin-bottom="0cm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margin-left="5.609cm" fo:margin-right="0cm" fo:text-indent="1.884cm" style:auto-text-indent="false" style:writing-mode="lr-tb"/>
      <style:text-properties fo:font-size="14pt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ФГАОУ ВО «Уральский федеральный университет </text:p>
      <text:p text:style-name="P2">имени первого Президента России Б.Н.Ельцина»<text:line-break/>ИРИТ-РТФ</text:p>
      <text:p text:style-name="P2">Центр ускоренного обучения</text:p>
      <text:p text:style-name="P2"/>
      <text:p text:style-name="P3"><text:s text:c="2"/>УТВЕРЖДАЮ:<text:tab/></text:p>
      <text:p text:style-name="P3">Директор ЦУО ИРИТ-РТФ</text:p>
      <text:p text:style-name="P3"/>
      <text:p text:style-name="P3"/>
      <text:p text:style-name="P3">_________С.И..Тимошенко</text:p>
      <text:p text:style-name="P5">“26” января 201<text:span text:style-name="T3">8</text:span> г.</text:p>
      <text:p text:style-name="P3"/>
      <text:p text:style-name="P3"/>
      <text:p text:style-name="P4">ЗАДАНИЕ</text:p>
      <text:p text:style-name="P2">на курсовую работу по дисциплине</text:p>
      <text:p text:style-name="P2">«Язык и технологии программирования»</text:p>
      <text:p text:style-name="P2"/>
      <text:p text:style-name="P1">Студент группы<text:tab/><text:tab/><text:tab/><text:tab/><text:tab/><text:tab/>РИЗ-161002к (659)</text:p>
      <text:p text:style-name="P1">Направление<text:tab/><text:tab/><text:tab/><text:tab/><text:tab/><text:tab/>09.03.04 Программная инженерия</text:p>
      <text:p text:style-name="P1">Фамилия, имя, отчество<text:tab/><text:tab/><text:tab/><text:tab/>Иванов Петр Сидорович</text:p>
      <text:p text:style-name="P1">Руководитель курсовой работы<text:tab/><text:tab/><text:tab/>Тимошенко Сергей Иванович </text:p>
      <text:p text:style-name="P1">Срок проектирования<text:tab/><text:tab/><text:tab/><text:tab/><text:tab/>с 26.01.16 по 01.06.17 </text:p>
      <text:p text:style-name="P1"/>
      <text:p text:style-name="P6"><text:span text:style-name="T1">1 Тема курсовой работы: </text:span><text:span text:style-name="T2">Разработка программы для решения задачи «быки и коровы».</text:span></text:p>
      <text:p text:style-name="P7"><text:span text:style-name="T1">2 Содержание курсовой работы: </text:span>Необходимо разработать средствами <text:span text:style-name="T3">Java</text:span> программу со следующими возможностями:</text:p>
      <text:p text:style-name="P8">а) ввод/вывод параметров должен осуществляться двумя вариантами (консоль и файл);</text:p>
      <text:p text:style-name="P9">б) программа должна содержать тесты с использованием <text:span text:style-name="T3">JUnit</text:span>;</text:p>
      <text:p text:style-name="P9">в) при описании программы должны использоваться схема работы системы (ГОСТ 19.701-90) и диаграмма классов по правилам <text:span text:style-name="T3">UML</text:span>;</text:p>
      <text:p text:style-name="P9">г) оформление пояснительной записки к курсовой работе должно соответствовать ГОСТ 2.105-90, 7.32-2001 и 7.1-2003;</text:p>
      <text:p text:style-name="P9">д) подробное описание задачи должно совпадать с условиями, приведенными на страницах 110-113 книги Окулова С.М. Программирование в алгоритмах / С.М.Окулов. – М.: Бином, 2002. – 341 с.</text:p>
      <text:p text:style-name="P10"><text:span text:style-name="T1">3 Курсовое проектирование закончено</text:span> ______________________________</text:p>
      <text:p text:style-name="P10"><text:span text:style-name="T1">4 Оценка проекта</text:span> _________________________________________________</text:p>
      <text:p text:style-name="P1"/>
      <text:p text:style-name="P11">Руководитель_______________________</text:p>
      <text:p text:style-name="P11">Члены комиссии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Mang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ÃÎÓ ÂÏÎ «Óðàëüñêèé ãîñóäàðñòâåííûé òåõíè÷åñêèé óíèâåðñèòåò»</dc:title>
    <meta:initial-creator>tim</meta:initial-creator>
    <meta:creation-date>2011-02-15T19:40:00</meta:creation-date>
    <dc:date>2017-12-05T13:20:55.82</dc:date>
    <meta:generator>OpenOffice/4.1.2$Win32 OpenOffice.org_project/412m3$Build-9782</meta:generator>
    <meta:editing-duration>PT42S</meta:editing-duration>
    <meta:editing-cycles>2</meta:editing-cycles>
    <meta:document-statistic meta:table-count="0" meta:image-count="0" meta:object-count="0" meta:page-count="1" meta:paragraph-count="26" meta:word-count="172" meta:character-count="1455"/>
  </office:meta>
</office:document-meta>
</file>